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f810" officeooo:paragraph-rsid="001ef810"/>
    </style:style>
    <style:style style:name="P2" style:family="paragraph" style:parent-style-name="Standard">
      <style:text-properties officeooo:rsid="001fcf39" officeooo:paragraph-rsid="001fcf39"/>
    </style:style>
    <style:style style:name="P3" style:family="paragraph" style:parent-style-name="Standard">
      <style:text-properties officeooo:rsid="00201b4d" officeooo:paragraph-rsid="00201b4d"/>
    </style:style>
    <style:style style:name="P4" style:family="paragraph" style:parent-style-name="Standard">
      <style:text-properties officeooo:rsid="0020c9b8" officeooo:paragraph-rsid="0020c9b8"/>
    </style:style>
    <style:style style:name="T1" style:family="text">
      <style:text-properties officeooo:rsid="001fcf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tured with Wireshark:</text:p>
      <text:p text:style-name="Standard"/>
      <text:p text:style-name="Standard"/>
      <text:p text:style-name="Standard">Frame 272: 37 bytes on wire (296 bits), 37 bytes captured (296 bits) on interface 0</text:p>
      <text:p text:style-name="Standard">Bluetooth</text:p>
      <text:p text:style-name="Standard">Bluetooth HCI H4</text:p>
      <text:p text:style-name="Standard">Bluetooth HCI Event - LE Meta</text:p>
      <text:p text:style-name="Standard"><text:s text:c="4"/>Event Code: LE Meta (0x3e)</text:p>
      <text:p text:style-name="Standard"><text:s text:c="4"/>Parameter Total Length: 34</text:p>
      <text:p text:style-name="Standard"><text:s text:c="4"/>Sub Event: LE Advertising Report (0x02)</text:p>
      <text:p text:style-name="Standard"><text:s text:c="4"/>Num Reports: 1</text:p>
      <text:p text:style-name="Standard"><text:s text:c="4"/>Event Type: Scannable Undirected Advertising (0x02)</text:p>
      <text:p text:style-name="Standard"><text:s text:c="4"/>Peer Address Type: Random Device Address (0x01)</text:p>
      <text:p text:style-name="Standard"><text:s text:c="4"/>BD_ADDR: fb:e1:23:6b:2b:9f (fb:e1:23:6b:2b:9f)</text:p>
      <text:p text:style-name="Standard"><text:s text:c="4"/>Data Length: 22</text:p>
      <text:p text:style-name="Standard"><text:s text:c="4"/>Advertising Data</text:p>
      <text:p text:style-name="Standard"><text:s text:c="8"/>Manufacturer Specific</text:p>
      <text:p text:style-name="Standard"><text:s text:c="12"/>Length: 21</text:p>
      <text:p text:style-name="Standard"><text:s text:c="12"/>Type: Manufacturer Specific (0xff)</text:p>
      <text:p text:style-name="Standard"><text:s text:c="12"/>Company ID: Unknown (0x0822)</text:p>
      <text:p text:style-name="Standard"><text:s text:c="12"/>Data: 06040a98bfaf41060a0a9026c9420303008d</text:p>
      <text:p text:style-name="Standard"><text:s text:c="16"/>[Expert Info (Note/Undecoded): Undecoded]</text:p>
      <text:p text:style-name="Standard"><text:s text:c="4"/>RSSI: -65dBm</text:p>
      <text:p text:style-name="Standard"/>
      <text:p text:style-name="P1">from a simple scan program:</text:p>
      <text:p text:style-name="P1"/>
      <text:p text:style-name="P1">Address(string="fb:e1:23:6b:2b:9f") &lt;Advertisement <text:s/>&gt;</text:p>
      <text:p text:style-name="P1"><text:tab/>Advertisement(data=b"\x15\xff\x22\x08\x06\x04\x0a\x30\xcd\xb2\x41\x06\x0a\x0a\x70\x30\xc9\x42\x03\x03\x00\xcf")</text:p>
      <text:p text:style-name="P1"/>
      <text:p text:style-name="P1">hex dump:</text:p>
      <text:p text:style-name="P1"/>
      <text:p text:style-name="P1">0000 <text:s text:c="2"/>04 3e 22 02 01 02 01 9f 2b 6b 23 e1 fb 16 15 ff <text:s text:c="2"/>.&gt;".....+k#áû..ÿ</text:p>
      <text:p text:style-name="P1">0010 <text:s text:c="2"/>22 08 06 04 0a 00 96 b3 41 06 0a 0a 64 32 c9 42 <text:s text:c="2"/>"......³A...d2ÉB</text:p>
      <text:p text:style-name="P1">0020 <text:s text:c="2"/>03 03 00 d6 c7 <text:s text:c="35"/>...ÖÇ</text:p>
      <text:p text:style-name="P1"/>
      <text:p text:style-name="P1">note: the second line has the company I<text:span text:style-name="T1">D</text:span> in a byte swapped format. <text:s/>The <text:span text:style-name="T1">x</text:span>ff at the end of the first line (xff) indicates company data. <text:s/><text:span text:style-name="T1">The x04 x0a in the second line is the code for temperature. The preceding x06 is the length of the first data block including the code for type. The next x06 is the length of the next data blob and x0a x0a is the code for pressure.</text:span></text:p>
      <text:p text:style-name="P2">Note 2: in the advertisement data the x15 is the total length of the remaining data blob.</text:p>
      <text:p text:style-name="P1"/>
      <text:p text:style-name="P2">So. in order to get this to work I could have changed the Adafruit code <text:s/>but chose to break it down myself. <text:s/>All the codes in the Adafruit_ble_broadcastnet.py are byte swaped.</text:p>
      <text:p text:style-name="P2"/>
      <text:p text:style-name="P2">The msmts.py contains a dict with the codes as received. I used a hard coded list of mac address in a list in the secrets.py file to capture the packets from my Clue ( the list is to allow for more sensors). I then check for the xff byte (manufacture data) then strip out the sensor type and data.</text:p>
      <text:p text:style-name="P2"/>
      <text:p text:style-name="P3">Note: when using Wireshark you have to start something to get it to capture anything. I used bleak_scan.py to verify then ran my script to capture the data.</text:p>
      <text:p text:style-name="P3"/>
      <text:p text:style-name="P4"><text:soft-page-break/>Adafruit.io site:</text:p>
      <text:p text:style-name="P4"/>
      <text:p text:style-name="P4">https://io.adafruit.com/ltadab0x/dashboards/sens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2T19:25:09.520661011</meta:creation-date>
    <dc:date>2021-04-02T20:31:32.415257874</dc:date>
    <meta:editing-duration>PT3M28S</meta:editing-duration>
    <meta:editing-cycles>3</meta:editing-cycles>
    <meta:generator>LibreOffice/6.1.5.2$Linux_ARM_EABI LibreOffice_project/10$Build-2</meta:generator>
    <meta:document-statistic meta:table-count="0" meta:image-count="0" meta:object-count="0" meta:page-count="2" meta:paragraph-count="35" meta:word-count="355" meta:character-count="2302" meta:non-whitespace-character-count="1821"/>
  </office:meta>
</office:document-meta>
</file>